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Obje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char" svg:x="0.845cm" svg:y="11.589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08:52:09.856000000</meta:creation-date>
    <dc:date>2021-10-20T09:00:58.752000000</dc:date>
    <meta:editing-duration>PT8M48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title svg:x="2.439cm" svg:y="0.314cm" chart:style-name="ch2">
          <text:p>ABONDANCE DES ELEMENTS CHIMIQUES DANS LE CORPS HUMAIN</text:p>
        </chart:title>
        <chart:legend chart:legend-position="end" svg:x="13.115cm" svg:y="3.702cm" style:legend-expansion="custom" svg:width="1.55cm" svg:height="2.59cm" style:legend-expansion-aspect-ratio="0.598455598455598" chart:style-name="ch3"/>
        <chart:plot-area chart:style-name="ch4" chart:data-source-has-labels="both" svg:x="0.319cm" svg:y="1.776cm" svg:width="13.6cm" svg:height="7.044cm">
          <chart:coordinate-region svg:x="3.597cm" svg:y="1.777cm" svg:width="7.043cm" svg:height="7.043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61cm" svg:y="3.951cm" style:legend-expansion="high" chart:style-name="ch2"/>
        <chart:plot-area chart:style-name="ch3" chart:data-source-has-labels="both" svg:x="0.319cm" svg:y="0.179cm" svg:width="13.123cm" svg:height="8.641cm">
          <chart:coordinate-region svg:x="0.94cm" svg:y="0.379cm" svg:width="12.502cm" svg:height="7.79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</table:table-row>
          </table:table-header-rows>
          <table:table-rows>
            <table:table-row>
              <table:table-cell office:value-type="string">
                <text:p>O</text:p>
              </table:table-cell>
              <table:table-cell office:value-type="float" office:value="47">
                <text:p>47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Si</text:p>
              </table:table-cell>
              <table:table-cell office:value-type="float" office:value="28">
                <text:p>2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4.5">
                <text:p>4.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8">
                <text:p>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2.2">
                <text:p>2.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10.3">
                <text:p>10.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